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A000000C66A62886B70CC9A2D.png" manifest:media-type="image/png"/>
  <manifest:file-entry manifest:full-path="Pictures/1000000000000282000001305F42FEC258C97FE8.png" manifest:media-type="image/png"/>
  <manifest:file-entry manifest:full-path="Pictures/100000000000035300000280A0C2B6DC3B3CA3DA.png" manifest:media-type="image/png"/>
  <manifest:file-entry manifest:full-path="Pictures/100000000000038B00000184A4DD3AB118A54936.png" manifest:media-type="image/png"/>
  <manifest:file-entry manifest:full-path="Pictures/1000000000000227000000D6A98D6274E8B148A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0cm" svg:y="0.935cm" svg:width="17cm" svg:height="12.785cm" draw:z-index="0"><draw:image xlink:href="Pictures/100000000000035300000280A0C2B6DC3B3CA3DA.png" xlink:type="simple" xlink:show="embed" xlink:actuate="onLoad"/></draw:frame>SERVIDOR:</text:p>
      <text:p text:style-name="Standard"/>
      <text:p text:style-name="Standard"/>
      <text:p text:style-name="Standard"><draw:frame draw:style-name="fr2" draw:name="Imagen2" text:anchor-type="paragraph" svg:width="14.579cm" svg:height="5.662cm" draw:z-index="1"><draw:image xlink:href="Pictures/1000000000000227000000D6A98D6274E8B148A1.png" xlink:type="simple" xlink:show="embed" xlink:actuate="onLoad"/></draw:frame></text:p>
      <text:p text:style-name="Standard"><draw:frame draw:style-name="fr2" draw:name="Imagen3" text:anchor-type="paragraph" svg:width="13.811cm" svg:height="5.239cm" draw:z-index="2"><draw:image xlink:href="Pictures/100000000000020A000000C66A62886B70CC9A2D.png" xlink:type="simple" xlink:show="embed" xlink:actuate="onLoad"/></draw:frame><text:soft-page-break/></text:p>
      <text:p text:style-name="Standard"><draw:frame draw:style-name="fr3" draw:name="Imagen4" text:anchor-type="paragraph" svg:width="17cm" svg:height="7.271cm" draw:z-index="3"><draw:image xlink:href="Pictures/100000000000038B00000184A4DD3AB118A54936.png" xlink:type="simple" xlink:show="embed" xlink:actuate="onLoad"/></draw:frame></text:p>
      <text:p text:style-name="Standard"/>
      <text:p text:style-name="Standard">CLIENTE:</text:p>
      <text:p text:style-name="Standard"/>
      <text:p text:style-name="Standard">Le ha dado la ip <text:span text:style-name="T1">192.168.131.50</text:span>/24</text:p>
      <text:p text:style-name="Standard"/>
      <text:p text:style-name="Standard"><draw:frame draw:style-name="fr4" draw:name="Imagen5" text:anchor-type="paragraph" svg:width="16.986cm" svg:height="8.043cm" draw:z-index="4"><draw:image xlink:href="Pictures/1000000000000282000001305F42FEC258C97FE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4T12:12:11.779878676</meta:creation-date>
    <dc:date>2021-11-24T12:19:30.021595516</dc:date>
    <meta:editing-duration>PT7M19S</meta:editing-duration>
    <meta:editing-cycles>1</meta:editing-cycles>
    <meta:document-statistic meta:table-count="0" meta:image-count="5" meta:object-count="0" meta:page-count="2" meta:paragraph-count="3" meta:word-count="8" meta:character-count="51" meta:non-whitespace-character-count="46"/>
    <meta:generator>LibreOffice/6.0.7.3$Linux_X86_64 LibreOffice_project/00m0$Build-3</meta:generator>
  </office:meta>
</office:document-meta>
</file>